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office:version="1.3">
  <office:body>
    <office:text>
      <text:p text:style-name="Standard"><text:span fo:text-align="center" fo:font-weight="bold">CÂMARA MUNICIPAL DE {{municipio}}</text:span></text:p>
      <text:p text:style-name="Standard"><text:span fo:text-align="center">{{comissao.nome}}</text:span></text:p>
      <text:p text:style-name="Standard"/>
      <text:p text:style-name="Standard"><text:span fo:font-weight="bold" fo:text-align="center">{{titulo}}</text:span></text:p>
      <text:p text:style-name="Standard"/>
      <text:p text:style-name="Standard"><text:span fo:font-weight="bold">MATÉRIA:</text:span> {{materia.tipo_sigla}} Nº {{materia.numero}}/{{materia.ano}}</text:p>
      <text:p text:style-name="Standard"><text:span fo:font-weight="bold">EMENTA:</text:span> {{materia.ementa}}</text:p>
      <text:p text:style-name="Standard"><text:span fo:font-weight="bold">RELATOR(A):</text:span> {{parlamentar.nome_completo}} ({{cargo_relator}})</text:p>
      <text:p text:style-name="Standard"><text:span fo:font-weight="bold">DATA:</text:span> {{data_extenso}}</text:p>
      <text:p text:style-name="Standard"/>
      <text:p text:style-name="Standard"><text:span fo:font-weight="bold">I — RELATÓRIO</text:span></text:p>
      <text:p text:style-name="Standard">{{texto_relatorio}}</text:p>
      <text:p text:style-name="Standard"/>
      <text:p text:style-name="Standard"><text:span fo:font-weight="bold">II — VOTO</text:span></text:p>
      <text:p text:style-name="Standard">{{texto_voto_fundamentado}}</text:p>
      <text:p text:style-name="Standard"/>
      <text:p text:style-name="Standard">Ante o exposto, voto <text:span fo:font-weight="bold">{{voto}}</text:span> à presente proposição.</text:p>
      <text:p text:style-name="Standard"/>
      <text:p text:style-name="Standard">{{municipio}}, {{data_extenso}}.</text:p>
      <text:p text:style-name="Standard"/>
      <text:p text:style-name="Standard"/>
      <text:p text:style-name="Standard">_____________________________________________</text:p>
      <text:p text:style-name="Standard"><text:span fo:font-weight="bold">{{parlamentar.nome_completo}}</text:span></text:p>
      <text:p text:style-name="Standard">{{cargo_relator}} — {{comissao.nome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3">
  <office:styles>
    <style:default-style style:family="paragraph">
      <style:paragraph-properties fo:text-align="justify"/>
      <style:text-properties fo:font-size="12pt" fo:font-family="Times New Roman"/>
    </style:default-style>
    <style:style style:name="Heading" style:family="paragraph" style:class="text">
      <style:text-properties fo:font-size="14pt" fo:font-weight="bold" fo:text-align="center"/>
    </style:style>
    <style:style style:name="Standard" style:family="paragraph" style:class="text">
      <style:text-properties fo:font-size="12pt"/>
    </style:style>
    <style:style style:name="Bold" style:family="paragraph">
      <style:text-properties fo:font-weight="bold"/>
    </style:style>
  </office:styles>
  <office:automatic-styles>
    <style:page-layout style:name="pm1">
      <style:page-layout-properties fo:page-width="21.001cm" fo:page-height="29.7cm" style:print-orientation="portrait" fo:margin-top="3cm" fo:margin-bottom="2cm" fo:margin-left="3cm" fo:margin-right="2cm"/>
    </style:page-layout>
  </office:automatic-styles>
  <office:master-styles>
    <style:master-page style:name="Standard" style:page-layout-name="pm1"/>
  </office:master-styles>
</office:document-styles>
</file>